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_20_large" draw:fill="none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5cm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objectwithoutfill">
      <style:graphic-properties draw:stroke="dash" draw:stroke-dash="Long_20_Dash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4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4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10" style:family="graphic" style:parent-style-name="objectwithoutfill">
      <style:graphic-properties svg:stroke-color="#ff4000" draw:fill="none" draw:textarea-vertical-align="middle" loext:decorative="false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1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6cm" svg:y1="16.5cm" svg:x2="5.6cm" svg:y2="3.05cm">
          <text:p/>
        </draw:line>
        <draw:line draw:style-name="gr1" draw:text-style-name="P1" draw:layer="layout" svg:x1="5.6cm" svg:y1="16.5cm" svg:x2="19.1cm" svg:y2="16.5cm">
          <text:p/>
        </draw:line>
        <draw:frame draw:style-name="gr2" draw:text-style-name="P2" draw:layer="layout" svg:width="4.05cm" svg:height="2.384cm" svg:x="1.95cm" svg:y="0.916cm">
          <draw:text-box>
            <text:p>Motor Opening [%]</text:p>
          </draw:text-box>
        </draw:frame>
        <draw:frame draw:style-name="gr3" draw:text-style-name="P2" draw:layer="layout" svg:width="5.65cm" svg:height="1.7cm" svg:x="14.6cm" svg:y="15.45cm">
          <draw:text-box>
            <text:p>Temperature [°C]</text:p>
          </draw:text-box>
        </draw:frame>
        <draw:line draw:style-name="gr4" draw:text-style-name="P1" draw:layer="layout" svg:x1="15.8cm" svg:y1="6.25cm" svg:x2="7.05cm" svg:y2="15cm">
          <text:p/>
        </draw:line>
        <draw:line draw:style-name="gr5" draw:text-style-name="P1" draw:layer="layout" svg:x1="15.8cm" svg:y1="4.75cm" svg:x2="15.8cm" svg:y2="17cm">
          <text:p/>
        </draw:line>
        <draw:line draw:style-name="gr5" draw:text-style-name="P1" draw:layer="layout" svg:x1="15.8cm" svg:y1="6.25cm" svg:x2="5.1cm" svg:y2="6.25cm">
          <text:p/>
        </draw:line>
        <draw:line draw:style-name="gr5" draw:text-style-name="P1" draw:layer="layout" svg:x1="7.05cm" svg:y1="15cm" svg:x2="5.1cm" svg:y2="15cm">
          <text:p/>
        </draw:line>
        <draw:line draw:style-name="gr5" draw:text-style-name="P1" draw:layer="layout" svg:x1="7.05cm" svg:y1="15cm" svg:x2="7.05cm" svg:y2="17cm">
          <text:p/>
        </draw:line>
        <draw:frame draw:style-name="gr6" draw:text-style-name="P3" draw:layer="layout" svg:width="4.4cm" svg:height="1.334cm" svg:x="1.15cm" svg:y="13.866cm">
          <draw:text-box>
            <text:p><text:span text:style-name="T1">MOTOR_OPENING_COOL_DOWN</text:span></text:p>
          </draw:text-box>
        </draw:frame>
        <draw:frame draw:style-name="gr7" draw:text-style-name="P3" draw:layer="layout" svg:width="4.5cm" svg:height="1.673cm" svg:x="0.9cm" svg:y="5.477cm">
          <draw:text-box>
            <text:p><text:span text:style-name="T1">MOTOR_OPENING_BURNING</text:span></text:p>
          </draw:text-box>
        </draw:frame>
        <draw:frame draw:style-name="gr8" draw:text-style-name="P3" draw:layer="layout" svg:width="3.25cm" svg:height="1.434cm" svg:x="5.8cm" svg:y="17.3cm">
          <draw:text-box>
            <text:p><text:span text:style-name="T1">TEMP_COOL_DOWN</text:span></text:p>
          </draw:text-box>
        </draw:frame>
        <draw:frame draw:style-name="gr9" draw:text-style-name="P3" draw:layer="layout" svg:width="3.25cm" svg:height="2.384cm" svg:x="14.05cm" svg:y="17.116cm">
          <draw:text-box>
            <text:p><text:span text:style-name="T1">highest_temperature</text:span></text:p>
          </draw:text-box>
        </draw:frame>
        <draw:line draw:style-name="gr10" draw:text-style-name="P1" draw:layer="layout" svg:x1="10.05cm" svg:y1="12cm" svg:x2="13.7cm" svg:y2="12cm">
          <text:p/>
        </draw:line>
        <draw:line draw:style-name="gr10" draw:text-style-name="P1" draw:layer="layout" svg:x1="13.7cm" svg:y1="8.35cm" svg:x2="13.7cm" svg:y2="12cm">
          <text:p/>
        </draw:line>
        <draw:g draw:style-name="gr11">
          <svg:title>TexMaths</svg:title>
          <svg:desc>14§display§slope=\frac{M_{COOL\_DOWN}-M_{BURNING}}{T_{COOL\_DOWN}-T\_{max}}§svg§600§FALSE§</svg:desc>
          <draw:path draw:style-name="gr12" draw:text-style-name="P4" draw:layer="layout" svg:width="8.242cm" svg:height="1.034cm" svg:x="5.986cm" svg:y="6.8cm" svg:viewBox="0 0 8243 1035" svg:d="M0 0c2748 0 5495 0 8243 0 0 345 0 690 0 1035-2748 0-5495 0-8243 0 0-345 0-690 0-1035z">
            <text:p/>
          </draw:path>
          <draw:path draw:style-name="gr13" draw:text-style-name="P5" draw:layer="layout" svg:width="0.181cm" svg:height="0.221cm" svg:x="5.986cm" svg:y="7.225cm" svg:viewBox="0 0 182 222" svg:d="M167 34c-13 0-23 11-23 22 0 7 4 14 14 14 11 0 24-8 24-28 0-21-22-42-59-42-66 0-84 50-84 73 0 37 37 44 52 47 25 6 50 11 50 38 0 13-11 55-70 55-7 0-44 0-56-27 19 3 31-13 31-27 0-11-8-16-18-16-13 0-28 9-28 32 0 28 28 47 71 47 79 0 98-58 98-81 0-18-9-29-15-36-13-13-27-16-49-20-18-4-38-8-38-29 0-15 13-45 56-45 13 0 37 3 44 23z">
            <text:p/>
          </draw:path>
          <draw:path draw:style-name="gr13" draw:text-style-name="P5" draw:layer="layout" svg:width="0.104cm" svg:height="0.344cm" svg:x="6.213cm" svg:y="7.102cm" svg:viewBox="0 0 105 345" svg:d="M105 6c0-2 0-6-6-6-11 0-47 4-60 4-4 2-10 2-10 11 0 5 6 5 13 5 24 0 24 5 24 8-1 3-1 6-2 10-20 82-41 164-61 246-2 5-3 8-3 17 0 28 22 44 45 44 17 0 29-9 38-26 8-20 14-48 14-49 0-4-5-4-6-4-6 0-6 1-7 8-8 32-18 62-38 62-14 0-14-17-14-24 0-11 0-14 3-23 23-94 47-189 70-283z">
            <text:p/>
          </draw:path>
          <draw:path draw:style-name="gr13" draw:text-style-name="P5" draw:layer="layout" svg:width="0.209cm" svg:height="0.221cm" svg:x="6.368cm" svg:y="7.225cm" svg:viewBox="0 0 210 222" svg:d="M210 84c0-52-34-84-78-84-66 0-132 70-132 140 0 49 32 82 78 82 66 0 132-67 132-138zM78 213c-21 0-42-16-42-55 0-24 13-77 28-102 26-38 54-45 68-45 28 0 43 24 43 53 0 20-10 70-29 102-17 30-44 47-68 47z">
            <text:p/>
          </draw:path>
          <draw:path draw:style-name="gr13" draw:text-style-name="P5" draw:layer="layout" svg:width="0.255cm" svg:height="0.312cm" svg:x="6.571cm" svg:y="7.225cm" svg:viewBox="0 0 256 313" svg:d="M38 277c-4 17-6 21-27 21-7 0-11 0-11 8 0 4 1 7 6 7 14 0 28-1 42-1 15 0 32 1 47 1 3 0 10 0 10-10 0-5-6-5-13-5-23 0-23-4-23-9s21-85 23-97c7 14 20 30 45 30 58 0 119-71 119-144 0-46-28-78-66-78-23 0-47 18-64 38-4-27-25-38-43-38-24 0-33 20-37 28-10 17-15 46-15 48 0 5 4 5 5 5 5 0 6-1 9-11 8-35 18-59 36-59 9 0 14 4 14 23 0 11-1 16-3 25-18 72-36 145-54 218zM125 64c2-14 15-26 25-35 17-15 31-18 39-18 20 0 32 17 32 46 0 30-17 86-25 104-17 35-41 52-59 52-32 0-39-42-39-45s0-2 1-7c9-32 17-65 26-97z">
            <text:p/>
          </draw:path>
          <draw:path draw:style-name="gr13" draw:text-style-name="P5" draw:layer="layout" svg:width="0.188cm" svg:height="0.221cm" svg:x="6.857cm" svg:y="7.225cm" svg:viewBox="0 0 189 222" svg:d="M69 103c15 0 51 0 75-11 35-14 38-43 38-50 0-21-20-42-53-42-55 0-129 48-129 134 0 51 29 88 77 88 70 0 112-51 112-57 0-3-3-7-6-7-2 0-4 1-7 6-39 49-92 49-98 49-39 0-43-42-43-58 0-5 0-21 8-52 9 0 17 0 26 0zM46 94c20-76 70-83 83-83 22 0 36 14 36 31 0 52-78 52-99 52-7 0-13 0-20 0z">
            <text:p/>
          </draw:path>
          <draw:path draw:style-name="gr13" draw:text-style-name="P5" draw:layer="layout" svg:width="0.325cm" svg:height="0.114cm" svg:x="7.228cm" svg:y="7.263cm" svg:viewBox="0 0 326 115" svg:d="M309 20c9 0 17 0 17-10s-8-10-15-10c-99 0-197 0-296 0-7 0-15 0-15 10s8 10 17 10c97 0 195 0 292 0zM311 115c7 0 15 0 15-10s-8-10-17-10c-97 0-195 0-292 0-9 0-17 0-17 10s8 10 15 10c99 0 197 0 296 0z">
            <text:p/>
          </draw:path>
          <draw:path draw:style-name="gr13" draw:text-style-name="P5" draw:layer="layout" svg:width="0.492cm" svg:height="0.335cm" svg:x="7.799cm" svg:y="6.775cm" svg:viewBox="0 0 493 336" svg:d="M434 38c6-18 6-23 43-23 11 0 16 0 16-9 0-6-6-6-14-6-22 0-43 0-65 0-12 0-12 0-19 10-60 93-120 186-179 279-13-92-26-185-38-278-2-11-3-11-16-11-22 0-44 0-67 0-10 0-15 0-15 10 0 5 4 5 14 5 7 0 15 0 21 2 8 0 11 1 11 7 0 3 0 4-1 10-21 83-42 166-63 250-5 19-13 35-54 36-2 0-8 0-8 10 0 4 3 6 7 6 15 0 32-2 49-2s34 2 50 2c3 0 9 0 9-10 0-6-4-6-9-6-28 0-33-10-33-21 0-4 1-7 3-12 22-89 43-178 65-267 1 0 1 0 2 0 14 101 28 203 42 304 1 6 1 12 7 12 5 0 8-6 11-9 66-104 132-208 199-312-24 94-47 188-70 281-4 20-6 24-45 24-8 0-14 0-14 10 0 6 6 6 7 6 14 0 48-2 62-2 19 0 42 2 61 2 3 0 10 0 10-10 0-6-6-6-14-6-18 0-32 0-32-8 0-3 0-3 3-13 21-87 42-174 64-261z">
            <text:p/>
          </draw:path>
          <draw:path draw:style-name="gr13" draw:text-style-name="P5" draw:layer="layout" svg:width="0.265cm" svg:height="0.246cm" svg:x="8.279cm" svg:y="6.943cm" svg:viewBox="0 0 266 247" svg:d="M266 4c0-1 0-4-4-4-3 0-3 0-6 4-8 9-17 18-25 27-3-4-22-31-64-31-84 0-167 74-167 151 0 56 45 96 106 96 19 0 52-2 87-33 27-22 35-52 35-55 0-5-4-5-5-5-6 0-6 3-7 5-14 48-62 77-104 77-36 0-77-19-77-74 0-10 3-64 42-107 24-27 60-42 92-42 41 0 63 28 63 67 0 9 0 11 0 14 0 4 5 4 6 4 6 0 6-2 7-7 7-29 14-58 21-87z">
            <text:p/>
          </draw:path>
          <draw:path draw:style-name="gr13" draw:text-style-name="P5" draw:layer="layout" svg:width="0.261cm" svg:height="0.246cm" svg:x="8.585cm" svg:y="6.943cm" svg:viewBox="0 0 262 247" svg:d="M262 95c0-54-39-95-101-95-81 0-161 77-161 154 0 56 41 93 99 93 83 0 163-74 163-152zM102 236c-36 0-67-23-67-75 0-17 6-66 36-105 24-28 58-45 87-45 37 0 70 23 70 71 0 26-11 76-43 114-24 26-56 40-83 40z">
            <text:p/>
          </draw:path>
          <draw:path draw:style-name="gr13" draw:text-style-name="P5" draw:layer="layout" svg:width="0.261cm" svg:height="0.246cm" svg:x="8.895cm" svg:y="6.943cm" svg:viewBox="0 0 262 247" svg:d="M262 95c0-54-39-95-100-95-82 0-162 77-162 154 0 56 41 93 101 93 81 0 161-74 161-152zM104 236c-37 0-69-23-69-75 0-17 6-66 36-105 24-28 58-45 89-45 35 0 68 23 68 71 0 26-11 76-43 114-24 26-55 40-81 40z">
            <text:p/>
          </draw:path>
          <draw:path draw:style-name="gr13" draw:text-style-name="P5" draw:layer="layout" svg:width="0.224cm" svg:height="0.234cm" svg:x="9.204cm" svg:y="6.95cm" svg:viewBox="0 0 225 235" svg:d="M119 28c3-13 4-17 35-17 11 0 14 0 14-7-2-1 0-4-6-4-7 0-16 0-25 0-8 1-18 1-28 1-7 0-16-1-24-1-7 0-15 0-22 0-1 0-7 0-7 7 0 4 4 4 11 4 4 1 7 0 13 2 8 0 8 1 8 4 0 1 0 3-1 8-16 61-31 121-46 182-3 13-3 15-30 15-5 0-11 0-11 7 0 6 4 6 11 6 58 0 116 0 174 0 8 0 8-2 11-7 3-10 29-77 29-80-2-1-1-4-5-4s-6 1-7 7c-14 32-28 71-93 71-12 0-25 0-37 0s-12-1-12-4c1-2 0-1 2-7 15-61 31-122 46-183z">
            <text:p/>
          </draw:path>
          <draw:path draw:style-name="gr13" draw:text-style-name="P5" draw:layer="layout" svg:width="0.117cm" svg:height="0.019cm" svg:x="9.474cm" svg:y="7.165cm" svg:viewBox="0 0 118 20" svg:d="M0 0c39 0 78 0 118 0 0 7 0 13 0 20-40 0-79 0-118 0 0-7 0-13 0-20z">
            <text:p/>
          </draw:path>
          <draw:path draw:style-name="gr13" draw:text-style-name="P5" draw:layer="layout" svg:width="0.282cm" svg:height="0.234cm" svg:x="9.617cm" svg:y="6.95cm" svg:viewBox="0 0 283 235" svg:d="M41 207c-3 13-5 15-31 15-6 0-10 0-10 7 0 6 4 6 10 6 41 0 82 0 123 0 76 0 150-71 150-146 0-50-35-89-91-89-42 0-84 0-126 0-7 0-11 0-11 7 0 4 4 4 12 4 4 0 6 0 13 2 7 0 7 1 7 4 0 1 0 3-2 8-15 61-29 121-44 182zM118 24c2-11 2-13 16-13 15 0 30 0 45 0 38 0 70 20 70 67 0 7-3 67-38 107-12 15-42 37-85 37-15 0-31 0-46 0-11 0-11-1-11-4 0-2 0-1 1-7 16-62 32-125 48-187z">
            <text:p/>
          </draw:path>
          <draw:path draw:style-name="gr13" draw:text-style-name="P5" draw:layer="layout" svg:width="0.261cm" svg:height="0.246cm" svg:x="9.947cm" svg:y="6.943cm" svg:viewBox="0 0 262 247" svg:d="M262 95c0-54-38-95-100-95-82 0-162 77-162 154 0 56 42 93 101 93 82 0 161-74 161-152zM104 236c-37 0-68-23-68-75 0-17 5-66 37-105 22-28 56-45 87-45 36 0 68 23 68 71 0 26-10 76-42 114-24 26-56 40-82 40z">
            <text:p/>
          </draw:path>
          <draw:path draw:style-name="gr13" draw:text-style-name="P5" draw:layer="layout" svg:width="0.376cm" svg:height="0.239cm" svg:x="10.261cm" svg:y="6.95cm" svg:viewBox="0 0 377 240" svg:d="M330 41c2-4 4-7 6-10 7-9 15-18 32-20 4 0 9 0 9-7 0-3-3-4-6-4-7 0-17 1-25 1-13 0-28-1-39-1-2 0-7 0-7 7 0 4 5 4 7 4 7 2 18 3 18 13 0 4-4 10-6 12-32 53-64 107-96 160-7-58-13-116-19-174 0-9 20-11 24-11s9 0 9-7c-2-1 0-4-6-4s-14 0-21 0c-7 1-15 1-22 1-9 0-28-1-37-1-1 0-7 0-7 7 0 4 4 4 9 4 15 0 16 3 18 7 0 2 1 11 3 23-32 51-64 103-96 155-6-57-12-113-18-169 0-2-1-3-1-5 0-11 22-11 25-11 4 0 8 0 8-7 0-1 0-4-5-4-10 0-34 1-44 1-11 0-26-1-36-1-4 0-7 1-7 7 0 4 4 4 10 4 15 0 15 3 17 11 8 70 15 140 23 210 0 7 0 8 7 8 6 0 9-2 10-5 36-59 72-118 108-178 6 59 12 117 18 175 2 7 3 8 9 8 5 0 8-2 9-7 40-64 80-128 119-192z">
            <text:p/>
          </draw:path>
          <draw:path draw:style-name="gr13" draw:text-style-name="P5" draw:layer="layout" svg:width="0.306cm" svg:height="0.234cm" svg:x="10.681cm" svg:y="6.95cm" svg:viewBox="0 0 307 235" svg:d="M263 36c4-12 9-23 37-25 1 0 7 0 7-7 0-1-2-4-6-4-11 0-24 1-35 1-8 0-28-1-36-1-3 0-7 0-7 7 0 4 4 4 7 4 16 2 22 6 22 16 0 2 0 4-1 7-13 50-26 100-38 151-29-60-58-120-87-179-3-6-4-6-13-6-15 0-30 0-46 0-7 0-11 0-11 7 0 4 4 4 11 4s14 2 23 3c-16 61-31 122-47 183-4 14-9 24-36 25-3 0-7 0-7 7 0 4 3 6 6 6 11 0 23-2 35-2 8 0 28 2 36 2 4 0 7-3 7-8s-4-5-8-5c-21-1-21-9-21-15 0-1 0-3 1-8 14-59 29-118 43-177 34 69 68 137 101 206 3 5 4 7 9 7s5-2 7-8c15-64 31-127 47-191z">
            <text:p/>
          </draw:path>
          <draw:path draw:style-name="gr13" draw:text-style-name="P5" draw:layer="layout" svg:width="0.299cm" svg:height="0.019cm" svg:x="11.18cm" svg:y="6.978cm" svg:viewBox="0 0 300 20" svg:d="M283 20c8 0 17 0 17-10s-9-10-17-10c-89 0-178 0-266 0-9 0-17 0-17 10s8 10 17 10c88 0 177 0 266 0z">
            <text:p/>
          </draw:path>
          <draw:path draw:style-name="gr13" draw:text-style-name="P5" draw:layer="layout" svg:width="0.492cm" svg:height="0.335cm" svg:x="11.652cm" svg:y="6.775cm" svg:viewBox="0 0 493 336" svg:d="M434 38c6-18 6-23 43-23 11 0 16 0 16-9 0-6-6-6-14-6-22 0-43 0-65 0-12 0-14 0-19 10-60 93-120 186-179 279-13-92-26-185-38-278-2-11-3-11-16-11-22 0-44 0-67 0-10 0-15 0-15 10 0 5 4 5 14 5 7 0 15 0 21 2 8 0 11 1 11 7 0 3 0 4-1 10-21 83-42 166-63 250-6 19-13 35-54 36-2 0-8 0-8 10 0 4 3 6 7 6 15 0 32-2 49-2s34 2 50 2c3 0 9 0 9-10 0-6-6-6-9-6-28 0-33-10-33-21 0-4 0-7 1-12 23-89 45-178 67-267 1 0 1 0 2 0 14 101 28 203 42 304 1 6 1 12 7 12 5 0 8-6 11-9 66-104 132-208 199-312-24 94-47 188-70 281-6 20-6 24-45 24-8 0-14 0-14 10 0 6 6 6 7 6 14 0 48-2 62-2 19 0 40 2 61 2 3 0 10 0 10-10 0-6-6-6-14-6-18 0-32 0-32-8 0-3 0-3 3-13 21-87 42-174 64-261z">
            <text:p/>
          </draw:path>
          <draw:path draw:style-name="gr13" draw:text-style-name="P5" draw:layer="layout" svg:width="0.262cm" svg:height="0.234cm" svg:x="12.133cm" svg:y="6.95cm" svg:viewBox="0 0 263 235" svg:d="M41 207c-5 13-5 15-31 15-6 0-10 0-10 7 0 6 4 6 10 6 44 0 88 0 133 0 59 0 102-41 102-74 0-25-22-46-59-49 42-9 77-34 77-63 0-27-26-49-71-49-42 0-84 0-126 0-6 0-11 0-11 7 0 4 4 4 11 4 1 0 7 0 14 2 7 0 7 1 7 4 0 1 0 3-2 8-15 61-29 121-44 182zM95 108c7-28 14-56 21-84 3-11 3-13 18-13 18 0 35 0 52 0 35 0 44 24 44 37 0 28-33 60-79 60-18 0-37 0-56 0zM78 222c-9 0-11-1-11-4 1-2 0-1 2-7 8-31 15-62 23-94 25 0 49 0 73 0 34 0 45 21 45 41 0 35-34 64-76 64-18 0-37 0-56 0z">
            <text:p/>
          </draw:path>
          <draw:path draw:style-name="gr13" draw:text-style-name="P5" draw:layer="layout" svg:width="0.254cm" svg:height="0.239cm" svg:x="12.454cm" svg:y="6.95cm" svg:viewBox="0 0 255 240" svg:d="M211 36c5-12 10-23 37-25 1 0 7 0 7-7 0-1-2-4-6-4-10 0-24 1-35 1s-25-1-36-1c-2 0-7 0-7 7 0 4 5 4 8 4 16 2 23 6 23 16 0 1-2 2-2 4-5 22-31 126-35 137-19 43-59 61-88 61-22 0-48-12-48-46 0-8 2-17 5-25 11-44 22-88 33-131 3-13 3-16 30-16 5 0 11 0 11-7 0-1-2-4-6-4-10 0-35 1-46 1-6 0-17 0-24-1-5 0-14 0-21 0-3 0-7 0-7 7 0 4 4 4 11 4 5 1 7 0 13 2 7 0 8 1 8 4s-4 15-5 24c-3 10-6 20-9 30-6 26-13 53-19 79-3 14-3 16-3 23 0 42 35 67 76 67 47 0 93-37 105-82 10-41 20-81 30-122z">
            <text:p/>
          </draw:path>
          <draw:path draw:style-name="gr13" draw:text-style-name="P5" draw:layer="layout" svg:width="0.268cm" svg:height="0.239cm" svg:x="12.751cm" svg:y="6.95cm" svg:viewBox="0 0 269 240" svg:d="M119 24c1-10 3-11 10-13 7 0 15 0 22 0 32 0 72 0 72 37 0 14-7 34-23 47-14 11-35 17-59 17-15 0-29 0-44 0 7-30 15-59 22-88zM181 117c40-9 78-35 78-64 0-31-36-53-85-53-36 0-71 0-107 0-5 0-11 0-11 7 0 4 4 4 11 4 5 1 7 0 14 2 7 0 7 1 7 4 0 1 0 3-1 8-15 61-30 121-45 182-3 13-4 15-31 15-5 0-11 0-11 7 0 3 3 6 6 6 7 0 15-2 22-2 6 0 15 0 22 0s16 0 23 0 15 2 22 2c2 0 7 0 7-8 0-5-3-5-11-5-6 0-7 0-13-1-8-1-8-1-8-4 0-2 0-3 1-9 8-29 15-57 23-86 15 0 31 0 46 0 31 0 43 14 43 30 0 5-4 17-5 24-4 17-6 21-6 27 0 28 25 37 51 37 32 0 46-33 46-39 0-1-2-4-6-4s-5 2-7 6c-4 15-17 29-32 29-8 0-15-4-15-22 0-10 2-27 4-37 1-9 1-12 1-16 0-3 0-14-10-26-7-7-15-11-23-14z">
            <text:p/>
          </draw:path>
          <draw:path draw:style-name="gr13" draw:text-style-name="P5" draw:layer="layout" svg:width="0.306cm" svg:height="0.234cm" svg:x="13.049cm" svg:y="6.95cm" svg:viewBox="0 0 307 235" svg:d="M263 36c4-12 10-23 37-25 1 0 7 0 7-7 0-1-2-4-6-4-11 0-24 1-35 1-8 0-28-1-36-1-2 0-7 0-7 7 0 4 4 4 7 4 16 2 22 6 22 16 0 2 0 4-1 7-13 50-26 100-38 151-29-60-58-120-87-179-3-6-4-6-13-6-15 0-30 0-46 0-7 0-11 0-11 7 0 4 4 4 11 4s16 2 23 3c-16 61-31 122-47 183-2 14-9 24-36 25-3 0-7 0-7 7 0 4 3 6 6 6 11 0 23-2 35-2 8 0 28 2 36 2 4 0 7-3 7-8s-4-5-7-5c-22-1-22-9-22-15 0-1 0-3 1-8 15-59 30-118 45-177 33 69 66 137 99 206 3 5 4 7 9 7s5-2 7-8c15-64 31-127 47-191z">
            <text:p/>
          </draw:path>
          <draw:path draw:style-name="gr13" draw:text-style-name="P5" draw:layer="layout" svg:width="0.161cm" svg:height="0.234cm" svg:x="13.396cm" svg:y="6.95cm" svg:viewBox="0 0 162 235" svg:d="M120 27c3-12 3-16 30-16 8 0 12 0 12-7 0-3-2-4-5-4-7 0-16 0-24 0-7 0-15 1-22 1-8 0-16-1-24-1-9 0-17 0-24 0-3 0-7 0-7 7 0 4 3 4 11 4 4 1 7 0 13 2 7 0 10 1 10 4s-2 5-2 8c-15 61-31 121-46 182-3 11-4 15-29 15-10 0-13 0-13 7 2 2 0 6 6 6 9 0 35-2 46-2 8 0 16 0 24 0 7 0 15 2 23 2 2 0 7 0 7-8 0-5-4-5-11-5-4 0-8 0-14-1-8 0-8-1-8-4 0-2 0-3 1-9 16-60 31-121 46-181z">
            <text:p/>
          </draw:path>
          <draw:path draw:style-name="gr13" draw:text-style-name="P5" draw:layer="layout" svg:width="0.306cm" svg:height="0.234cm" svg:x="13.599cm" svg:y="6.95cm" svg:viewBox="0 0 307 235" svg:d="M263 36c3-12 9-23 37-25 1 0 7 0 7-7 0-1-2-4-6-4-11 0-24 1-35 1-8 0-29-1-38-1-1 0-5 0-5 7 0 4 4 4 7 4 16 2 22 6 22 16 0 2-1 4-1 7-13 50-26 100-38 151-30-60-59-120-88-179-3-6-3-6-12-6-15 0-31 0-47 0-6 0-11 0-11 7 0 4 4 4 12 4s14 2 21 3c-15 61-31 122-46 183-3 14-8 24-35 25-3 0-7 0-7 7 0 4 3 6 4 6 11 0 25-2 37-2 8 0 28 2 36 2 3 0 7-3 7-8s-4-5-8-5c-21-1-21-9-21-15 0-1 0-3 1-8 14-59 29-118 43-177 34 69 68 137 101 206 3 5 4 7 7 7 6 0 6-2 9-8 15-64 31-127 47-191z">
            <text:p/>
          </draw:path>
          <draw:path draw:style-name="gr13" draw:text-style-name="P5" draw:layer="layout" svg:width="0.265cm" svg:height="0.246cm" svg:x="13.947cm" svg:y="6.943cm" svg:viewBox="0 0 266 247" svg:d="M266 4c0-1-1-4-4-4s-3 0-7 4c-9 9-17 18-25 27-3-4-23-31-65-31-84 0-165 74-165 151 0 53 41 96 106 96 31 0 63-7 80-26 4 7 14 19 17 19 4 0 4-1 6-8 2-9 4-18 7-26 1-6 7-27 8-31 3-16 4-16 24-16 3 0 8 0 8-8 0-3-3-4-5-4-12 0-27 1-38 1-9 0-21 0-30-1s-18 0-26 0c-3 0-7 0-7 7 0 5 3 5 11 5 7 0 14 0 21 0 11 2 11 3 11 7 0 2 0 2-3 12-2 8-5 25-7 28-9 21-42 30-68 30-35 0-80-16-80-75 0-37 17-83 42-108 36-35 73-40 92-40 40 0 63 28 63 67 0 9-1 11-1 14 0 4 4 4 7 4 6 0 6-2 7-7 7-29 14-58 21-87z">
            <text:p/>
          </draw:path>
          <draw:path draw:style-name="gr13" draw:text-style-name="P5" draw:layer="layout" svg:width="6.475cm" svg:height="0.019cm" svg:x="7.778cm" svg:y="7.311cm" svg:viewBox="0 0 6476 20" svg:d="M0 0c2159 0 4318 0 6476 0 0 7 0 13 0 20-2158 0-4317 0-6476 0 0-7 0-13 0-20z">
            <text:p/>
          </draw:path>
          <draw:path draw:style-name="gr13" draw:text-style-name="P5" draw:layer="layout" svg:width="0.334cm" svg:height="0.33cm" svg:x="8.442cm" svg:y="7.448cm" svg:viewBox="0 0 335 331" svg:d="M199 34c3-14 5-17 11-19 4 0 21 0 31 0 50 0 73 2 73 40 0 8-3 26-5 39-1 2-1 8-1 9 0 3 1 7 6 7s5-4 7-11c4-29 9-58 14-86 0-2 0-6 0-9 0-4-5-4-13-4-91 0-182 0-273 0-13 0-13 0-15 10-11 28-21 57-31 85 0 1-3 8-3 10 0 3 3 5 7 5s4-2 8-11c27-75 40-84 112-84 6 0 13 0 19 0 14 0 14 2 14 6 0 3-2 8-2 10-22 87-44 175-66 263-4 18-5 23-58 23-19 0-21 0-21 9 0 5 5 5 8 5 14 0 27 0 41 0s28-1 42-1 26 1 40 1 30 0 44 0c4 0 9 0 9-9 0-5-4-5-16-5s-19 0-31-1c-14-1-18-3-18-11 0-3 0-3 1-10 22-87 44-174 66-261z">
            <text:p/>
          </draw:path>
          <draw:path draw:style-name="gr13" draw:text-style-name="P5" draw:layer="layout" svg:width="0.265cm" svg:height="0.248cm" svg:x="8.743cm" svg:y="7.611cm" svg:viewBox="0 0 266 249" svg:d="M266 4c0-1-1-4-6-4-1 0-2 1-5 4-9 9-17 18-25 27-3-4-23-31-65-31-84 0-165 74-165 152 0 56 43 97 105 97 18 0 52-4 87-34 28-23 35-53 35-56 0-4-4-4-6-4-4 0-5 2-5 6-16 46-63 75-105 75-37 0-77-19-77-74 0-10 2-64 42-107 23-27 60-42 92-42 41 0 64 29 64 67 0 9-1 12-1 14 0 5 4 5 6 5 5 0 5-1 7-8 7-29 14-58 22-87z">
            <text:p/>
          </draw:path>
          <draw:path draw:style-name="gr13" draw:text-style-name="P5" draw:layer="layout" svg:width="0.261cm" svg:height="0.248cm" svg:x="9.049cm" svg:y="7.611cm" svg:viewBox="0 0 262 249" svg:d="M262 96c0-54-39-96-100-96-82 0-162 77-162 155 0 55 41 94 101 94 81 0 161-76 161-153zM104 238c-37 0-69-25-69-76 0-18 6-67 36-106 24-28 58-45 89-45 35 0 68 23 68 73 0 25-11 75-43 112-24 28-55 42-81 42z">
            <text:p/>
          </draw:path>
          <draw:path draw:style-name="gr13" draw:text-style-name="P5" draw:layer="layout" svg:width="0.261cm" svg:height="0.248cm" svg:x="9.358cm" svg:y="7.611cm" svg:viewBox="0 0 262 249" svg:d="M262 96c0-54-38-96-100-96-82 0-162 77-162 155 0 55 42 94 101 94 82 0 161-76 161-153zM104 238c-37 0-68-25-68-76 0-18 5-67 37-106 22-28 56-45 87-45 36 0 68 23 68 73 0 25-10 75-42 112-24 28-56 42-82 42z">
            <text:p/>
          </draw:path>
          <draw:path draw:style-name="gr13" draw:text-style-name="P5" draw:layer="layout" svg:width="0.223cm" svg:height="0.234cm" svg:x="9.669cm" svg:y="7.618cm" svg:viewBox="0 0 224 235" svg:d="M118 28c2-13 4-15 36-15 10 0 14 0 14-7 0-2 0-6-6-6-8 0-18 1-26 1-9 0-18 0-27 0-7 0-17 0-24 0s-15-1-22-1c-3 0-7 0-7 8 0 5 4 5 10 5 1 0 7 0 14 1 7 0 7 0 7 4-1 3 0 3-2 7-15 61-29 122-44 183-3 12-5 14-31 14-6 0-10 0-10 7 0 6 4 6 10 6 58 0 116 0 173 0 9 0 9 0 12-7 4-8 29-76 29-78s0-6-6-6c-4 0-5 3-7 8-12 33-28 70-91 70-13 0-26 0-39 0-11 0-11 0-11-2 0-3 0-3 1-7 16-62 31-124 47-185z">
            <text:p/>
          </draw:path>
          <draw:path draw:style-name="gr13" draw:text-style-name="P5" draw:layer="layout" svg:width="0.117cm" svg:height="0.019cm" svg:x="9.937cm" svg:y="7.833cm" svg:viewBox="0 0 118 20" svg:d="M0 0c39 0 78 0 118 0 0 7 0 13 0 20-40 0-79 0-118 0 0-7 0-13 0-20z">
            <text:p/>
          </draw:path>
          <draw:path draw:style-name="gr13" draw:text-style-name="P5" draw:layer="layout" svg:width="0.282cm" svg:height="0.234cm" svg:x="10.08cm" svg:y="7.618cm" svg:viewBox="0 0 283 235" svg:d="M41 208c-3 12-5 14-31 14-6 0-10 0-10 9 0 4 4 4 10 4 41 0 82 0 123 0 77 0 150-70 150-146 0-50-35-89-91-89-42 0-83 0-125 0-7 0-11 0-11 8 0 5 3 5 11 5 6 0 7 0 13 1 7 0 8 0 8 4 0 3 0 3-1 7-16 61-31 122-46 183zM118 24c2-10 2-11 18-11 14 0 29 0 43 0 39 0 72 19 72 65 0 9-5 67-38 107-14 15-44 37-86 37-15 0-31 0-47 0-10 0-11 0-11-2 0-3 0-3 1-7 16-63 32-126 48-189z">
            <text:p/>
          </draw:path>
          <draw:path draw:style-name="gr13" draw:text-style-name="P5" draw:layer="layout" svg:width="0.261cm" svg:height="0.248cm" svg:x="10.412cm" svg:y="7.611cm" svg:viewBox="0 0 262 249" svg:d="M262 96c0-54-39-96-101-96-81 0-161 77-161 155 0 55 41 94 99 94 83 0 163-76 163-153zM102 238c-36 0-67-25-67-76 0-18 4-67 36-106 24-28 56-45 87-45 37 0 70 23 70 73 0 25-11 75-43 112-24 28-56 42-83 42z">
            <text:p/>
          </draw:path>
          <draw:path draw:style-name="gr13" draw:text-style-name="P5" draw:layer="layout" svg:width="0.376cm" svg:height="0.241cm" svg:x="10.724cm" svg:y="7.618cm" svg:viewBox="0 0 377 242" svg:d="M330 41c2-3 4-6 6-9 8-10 15-18 32-19 4 0 9 0 9-7 0-3-2-6-5-6-8 0-18 1-26 1-13 0-27-1-38-1-3 0-7 0-7 8 0 5 4 5 6 5 7 0 18 2 18 12 0 3-3 10-4 11-33 53-66 107-98 160-7-58-13-116-19-174 0-9 20-9 24-9s10 0 10-7c0-2-1-6-6-6-7 0-15 1-22 1s-15 0-22 0c-9 0-28-1-37-1-1 0-7 0-7 8 0 5 6 5 10 5 14 0 17 2 17 5 1 3 1 13 3 23-32 51-64 103-96 155-6-56-12-112-18-168 0-1 0-4 0-6 0-9 21-9 24-9 4 0 10 0 10-7 0-2-2-6-6-6-10 0-35 1-45 1-11 0-25-1-36-1-3 0-7 1-7 7s4 6 10 6c17 0 17 1 17 11 8 69 15 139 23 208 0 7 2 10 7 10 6 0 9-3 10-7 36-59 72-118 108-176 6 58 13 116 20 174 0 7 1 9 7 9 5 0 8-3 11-7 39-65 78-130 117-194z">
            <text:p/>
          </draw:path>
          <draw:path draw:style-name="gr13" draw:text-style-name="P5" draw:layer="layout" svg:width="0.306cm" svg:height="0.234cm" svg:x="11.144cm" svg:y="7.618cm" svg:viewBox="0 0 307 235" svg:d="M263 38c4-13 10-24 37-25 2 0 7 0 7-7 0-3-2-6-5-6-11 0-25 1-36 1-8 0-28-1-36-1-2 0-7 0-7 8 0 5 4 5 7 5 16 0 22 5 22 14 0 2 0 4-1 8-13 50-26 100-38 150-29-60-58-120-87-179-3-6-4-6-11-6-16 0-32 0-48 0-7 0-11 0-11 8 0 5 4 5 11 5s16 0 23 1c-16 62-31 123-47 185-2 12-8 22-36 23-1 0-7 0-7 7 0 4 3 6 6 6 11 0 23-2 35-2 8 0 29 2 37 2 3 0 6-2 6-7 0-6-4-6-7-6-22 0-22-9-22-14 0-1 0-2 1-8 15-59 30-118 45-176 33 68 67 137 101 205 2 6 4 6 7 6 5 0 5-2 7-7 15-63 31-127 47-190z">
            <text:p/>
          </draw:path>
          <draw:path draw:style-name="gr13" draw:text-style-name="P5" draw:layer="layout" svg:width="0.3cm" svg:height="0.019cm" svg:x="11.644cm" svg:y="7.647cm" svg:viewBox="0 0 301 20" svg:d="M283 20c8 0 18 0 18-10s-10-10-18-10c-89 0-178 0-266 0-9 0-17 0-17 10s8 10 17 10c88 0 177 0 266 0z">
            <text:p/>
          </draw:path>
          <draw:path draw:style-name="gr13" draw:text-style-name="P5" draw:layer="layout" svg:width="0.334cm" svg:height="0.33cm" svg:x="12.107cm" svg:y="7.448cm" svg:viewBox="0 0 335 331" svg:d="M197 34c5-14 6-17 12-19 5 0 21 0 32 0 49 0 71 2 71 40 0 8-3 26-4 39 0 2-1 8-1 9 0 3 1 7 5 7 6 0 7-4 7-11 5-29 9-58 14-86 0-2 2-6 2-9 0-4-6-4-14-4-91 0-182 0-273 0-12 0-13 0-16 10-10 28-19 57-29 85-2 1-3 8-3 10 0 3 1 5 6 5 4 0 5-2 8-11 27-75 39-84 112-84 7 0 13 0 20 0 14 0 14 2 14 6 0 3-2 8-3 10-22 87-44 175-66 263-4 18-6 23-59 23-17 0-21 0-21 9 0 5 6 5 9 5 14 0 28 0 40 0 14 0 28-1 42-1s28 1 41 1c15 0 29 0 43 0 4 0 11 0 11-9 0-5-4-5-16-5-13 0-20 0-33-1-14-1-18-3-18-11 1-3 0-3 3-10 21-87 43-174 64-261z">
            <text:p/>
          </draw:path>
          <draw:path draw:style-name="gr13" draw:text-style-name="P5" draw:layer="layout" svg:width="0.146cm" svg:height="0.019cm" svg:x="12.481cm" svg:y="7.759cm" svg:viewBox="0 0 147 20" svg:d="M0 0c49 0 98 0 147 0 0 7 0 13 0 20-49 0-98 0-147 0 0-7 0-13 0-20z">
            <text:p/>
          </draw:path>
          <draw:path draw:style-name="gr13" draw:text-style-name="P5" draw:layer="layout" svg:width="0.402cm" svg:height="0.221cm" svg:x="12.642cm" svg:y="7.562cm" svg:viewBox="0 0 403 222" svg:d="M29 189c-1 7-4 18-4 21 0 8 7 12 14 12 6 0 14-4 18-14 4-12 6-23 10-36 3-14 7-29 10-43 3-12 7-23 8-34 3-8 7-22 7-24 7-15 34-60 80-60 23 0 27 18 27 34 0 12-3 26-7 42-5 18-10 37-14 56-4 12-7 25-10 37-1 10-7 27-7 30 0 8 7 12 15 12 14 0 19-12 21-28 7-26 26-99 31-117 2-7 27-66 80-66 22 0 27 17 27 34 0 28-20 85-30 110-4 13-7 17-7 27 0 24 17 40 41 40 46 0 64-71 64-75s-4-4-5-4c-6 0-6 1-9 8-7 27-22 62-49 62-8 0-12-6-12-17 0-13 4-24 9-35 9-25 30-80 30-108 0-32-19-53-56-53s-63 22-81 48c0-6-2-23-16-35-12-10-28-13-40-13-44 0-69 32-77 43-2-28-23-43-45-43-23 0-32 20-37 28-8 17-15 46-15 48 0 5 4 3 6 5 5 0 5-1 8-11 8-35 18-59 36-59 9 0 16 4 16 23 0 9-2 15-9 42-9 37-18 75-28 113z">
            <text:p/>
          </draw:path>
          <draw:path draw:style-name="gr13" draw:text-style-name="P5" draw:layer="layout" svg:width="0.224cm" svg:height="0.221cm" svg:x="13.08cm" svg:y="7.562cm" svg:viewBox="0 0 225 222" svg:d="M164 32c-10-18-24-32-46-32-58 0-118 73-118 144 0 46 27 78 64 78 10 0 35-1 65-36 4 21 21 36 45 36 16 0 28-11 36-26 8-18 15-48 15-49 0-4-5-4-7-4-4 0-5 1-7 8-8 32-16 62-36 62-14 0-15-14-15-24s1-14 7-37c5-19 5-25 9-43 6-23 12-46 19-68 4-14 4-16 4-17 0-9-7-14-16-14-11 0-18 11-19 22zM132 159c-3 9-3 10-10 19-23 26-42 35-56 35-25 0-31-28-31-47 0-25 15-85 27-107 15-30 37-48 57-48 31 0 38 41 38 44 0 2 0 5-2 8-8 32-15 64-23 96z">
            <text:p/>
          </draw:path>
          <draw:path draw:style-name="gr13" draw:text-style-name="P5" draw:layer="layout" svg:width="0.244cm" svg:height="0.221cm" svg:x="13.333cm" svg:y="7.562cm" svg:viewBox="0 0 245 222" svg:d="M151 69c3-13 14-58 48-58 3 0 15 0 25 6-14 3-24 15-24 26 0 9 6 19 20 19 10 0 25-10 25-30 0-25-28-32-45-32-29 0-46 27-52 38-12-32-39-38-53-38-52 0-80 63-80 76 0 5 6 5 7 5 3 0 5-1 6-5 17-52 49-65 66-65 10 0 26 4 26 32 0 16-8 49-26 118-7 31-25 52-46 52-3 0-14 0-26-7 13-3 24-13 24-27 0-13-11-17-18-17-15 0-28 13-28 28 0 23 25 32 48 32 32 0 49-33 50-36 7 18 24 36 53 36 52 0 80-63 80-75 0-4-6-4-7-4-4 0-4 1-6 5-16 52-50 65-65 65-20 0-27-17-27-34 0-10 3-21 8-43 6-23 12-45 17-67z">
            <text:p/>
          </draw:path>
        </draw:g>
        <draw:g draw:style-name="gr11">
          <svg:title>TexMaths</svg:title>
          <svg:desc>14§display§offset=M_{BURNING}-slope*T_{max}§svg§600§FALSE§</svg:desc>
          <draw:path draw:style-name="gr12" draw:text-style-name="P4" draw:layer="layout" svg:width="7.91cm" svg:height="0.396cm" svg:x="5.865cm" svg:y="8.283cm" svg:viewBox="0 0 7911 397" svg:d="M0 0c2637 0 5274 0 7911 0 0 132 0 264 0 397-2637 0-5274 0-7911 0 0-133 0-265 0-397z">
            <text:p/>
          </draw:path>
          <draw:path draw:style-name="gr13" draw:text-style-name="P5" draw:layer="layout" svg:width="0.21cm" svg:height="0.222cm" svg:x="5.859cm" svg:y="8.387cm" svg:viewBox="0 0 211 223" svg:d="M211 83c0-51-35-83-78-83-67 0-133 70-133 140 0 48 34 83 80 83 64 0 131-67 131-140zM80 212c-21 0-44-16-44-54 0-23 14-77 30-102 24-38 52-45 66-45 29 0 43 24 43 53 0 19-10 71-28 103-18 28-45 45-67 45z">
            <text:p/>
          </draw:path>
          <draw:path draw:style-name="gr13" draw:text-style-name="P5" draw:layer="layout" svg:width="0.244cm" svg:height="0.446cm" svg:x="6.104cm" svg:y="8.258cm" svg:viewBox="0 0 245 447" svg:d="M154 150c14 0 29 0 43 0 10 0 14 0 14-10 0-5-4-5-12-5-14 0-28 0-42 0 4-19 7-38 11-57 1-9 8-44 11-50 4-10 13-17 24-17 1 0 14 0 24 9-23 1-27 19-27 26 0 11 9 17 18 17 13 0 27-10 27-29 0-23-22-34-42-34-17 0-48 8-63 57-3 10-4 16-15 78-12 0-24 0-35 0-9 0-14 0-14 9 0 6 4 6 14 6s21 0 32 0c-13 64-25 129-38 193-8 48-17 93-42 93-3 0-14 0-24-9 23-1 27-19 27-26 0-11-9-17-18-17-13 0-27 10-27 29 0 23 21 34 42 34 27 0 46-29 56-48 15-30 27-91 27-94 9-51 19-103 29-155z">
            <text:p/>
          </draw:path>
          <draw:path draw:style-name="gr13" draw:text-style-name="P5" draw:layer="layout" svg:width="0.244cm" svg:height="0.446cm" svg:x="6.398cm" svg:y="8.258cm" svg:viewBox="0 0 245 447" svg:d="M154 150c14 0 28 0 42 0 10 0 15 0 15-10 0-5-5-5-14-5-13 0-27 0-40 0 4-19 7-38 11-57 1-9 8-44 11-50 4-10 13-17 24-17 1 0 14 0 24 9-23 1-27 19-27 26 0 11 9 17 18 17 13 0 27-10 27-29 0-23-22-34-42-34-17 0-48 8-63 57-3 10-4 16-17 78-11 0-22 0-33 0-10 0-14 0-14 9 0 6 4 6 12 6 11 0 23 0 34 0-13 64-25 129-38 193-8 48-17 93-42 93-3 0-14 0-24-9 23-1 27-19 27-26 0-11-9-17-18-17-13 0-27 10-27 29 0 23 21 34 42 34 27 0 46-29 55-48 16-30 28-91 28-94 9-51 19-103 29-155z">
            <text:p/>
          </draw:path>
          <draw:path draw:style-name="gr13" draw:text-style-name="P5" draw:layer="layout" svg:width="0.181cm" svg:height="0.222cm" svg:x="6.691cm" svg:y="8.387cm" svg:viewBox="0 0 182 223" svg:d="M167 34c-13 0-23 11-23 22 0 7 5 14 16 14 10 0 22-8 22-28 0-21-21-42-59-42-66 0-84 50-84 71 0 40 37 47 52 50 25 5 50 9 50 37 0 13-11 54-70 54-7 0-44 0-56-26 19 2 31-12 31-26 0-11-8-17-18-17-13 0-28 10-28 32 0 28 28 48 71 48 80 0 98-59 98-81 0-19-8-31-15-37-13-14-27-15-49-21-17-3-38-7-38-29 0-14 13-44 56-44 13 0 37 3 44 23z">
            <text:p/>
          </draw:path>
          <draw:path draw:style-name="gr13" draw:text-style-name="P5" draw:layer="layout" svg:width="0.188cm" svg:height="0.222cm" svg:x="6.919cm" svg:y="8.387cm" svg:viewBox="0 0 189 223" svg:d="M70 104c14 0 50-2 74-12 35-14 38-43 38-50 0-21-20-42-53-42-55 0-129 48-129 135 0 49 29 88 77 88 70 0 112-52 112-58 0-2-3-7-6-7-2 0-4 2-7 6-39 48-92 48-98 48-39 0-43-41-43-56 0-7 1-21 8-52 9 0 18 0 27 0zM46 92c20-74 70-81 83-81 24 0 36 14 36 31 0 50-78 50-99 50-7 0-13 0-20 0z">
            <text:p/>
          </draw:path>
          <draw:path draw:style-name="gr13" draw:text-style-name="P5" draw:layer="layout" svg:width="0.149cm" svg:height="0.311cm" svg:x="7.137cm" svg:y="8.297cm" svg:viewBox="0 0 150 312" svg:d="M90 111c15 0 30 0 46 0 10 0 14 0 14-10 0-6-4-6-13-6-14 0-29 0-43 0 17-70 19-80 19-82 0-9-5-13-14-13-1 0-15 0-19 17-7 26-13 52-20 78-15 0-31 0-46 0-10 0-14 0-14 10 0 6 3 6 13 6 14 0 29 0 43 0-35 138-36 147-36 157 0 26 18 44 44 44 51 0 79-71 79-75s-4-4-6-4c-5 0-5 1-8 5-21 52-46 63-63 63-11 0-16-5-16-22 0-11 0-16 3-24 12-48 24-96 37-144z">
            <text:p/>
          </draw:path>
          <draw:path draw:style-name="gr13" draw:text-style-name="P5" draw:layer="layout" svg:width="0.325cm" svg:height="0.115cm" svg:x="7.468cm" svg:y="8.423cm" svg:viewBox="0 0 326 116" svg:d="M309 21c9 0 17-1 17-11 0-11-8-10-15-10-99 0-197 0-296 0-7 0-15-1-15 10 0 10 8 11 17 11 97 0 195 0 292 0zM311 116c7 0 15 1 15-9 0-11-8-12-17-12-97 0-195 0-292 0-9 0-17 1-17 12 0 10 8 9 15 9 99 0 197 0 296 0z">
            <text:p/>
          </draw:path>
          <draw:path draw:style-name="gr13" draw:text-style-name="P5" draw:layer="layout" svg:width="0.492cm" svg:height="0.334cm" svg:x="7.98cm" svg:y="8.269cm" svg:viewBox="0 0 493 335" svg:d="M434 38c4-18 6-23 42-23 13 0 17 0 17-9 0-6-6-6-14-6-22 0-43 0-65 0-12 0-14 0-19 8-60 94-120 187-179 281-13-93-27-185-40-278-1-11-1-11-14-11-22 0-45 0-68 0-9 0-14 0-14 8 0 7 4 7 14 7 7 0 15 0 21 0 8 2 11 3 11 9 0 1 0 3-1 10-21 83-42 166-63 249-6 20-14 35-54 36-2 0-8 2-8 10 0 4 3 6 7 6 15 0 32-2 49-2s34 2 50 2c3 0 9 0 9-10 0-6-6-6-9-6-28 0-33-9-33-21 0-4 0-5 1-11 23-89 45-178 67-267 1 0 1 0 2 0 14 101 28 202 42 304 0 5 1 11 7 11 5 0 8-6 11-9 66-103 133-207 199-311-24 94-47 188-70 282-6 18-6 22-45 22-8 0-14 0-14 10 0 6 6 6 7 6 14 0 48-2 62-2 19 0 40 2 61 2 3 0 9 0 9-10 0-6-5-6-13-6-18 0-32 0-32-8 0-1 0-3 3-11 21-87 43-175 64-262z">
            <text:p/>
          </draw:path>
          <draw:path draw:style-name="gr13" draw:text-style-name="P5" draw:layer="layout" svg:width="0.264cm" svg:height="0.234cm" svg:x="8.46cm" svg:y="8.443cm" svg:viewBox="0 0 265 235" svg:d="M42 209c-4 11-4 14-31 14-5 0-11 0-11 7 0 5 4 5 11 5 45 0 89 0 133 0 58 0 102-39 102-74 0-24-22-45-58-49 42-7 77-34 77-63 0-27-27-49-72-49-42 0-84 0-126 0-5 0-11 0-11 8 0 5 4 5 11 5 5 0 7 0 14 0 7 1 7 1 7 5 0 3 0 3-1 7-15 61-30 123-45 184zM97 108c7-28 14-56 21-84 2-10 2-11 16-11 18 0 36 0 54 0 35 0 43 22 43 36 0 28-32 59-78 59-19 0-38 0-56 0zM80 223c-11 0-11 0-11-4 0-3 0-2 1-7 8-32 16-63 24-94 24 0 48 0 73 0 32 0 44 21 44 40 0 35-35 65-75 65-19 0-38 0-56 0z">
            <text:p/>
          </draw:path>
          <draw:path draw:style-name="gr13" draw:text-style-name="P5" draw:layer="layout" svg:width="0.254cm" svg:height="0.241cm" svg:x="8.782cm" svg:y="8.443cm" svg:viewBox="0 0 255 242" svg:d="M211 38c3-14 9-25 37-25 1 0 7 0 7-7 0-3-2-6-6-6-11 0-24 1-35 1s-25-1-36-1c-2 0-7 0-7 8 0 5 4 5 8 5 16 0 21 5 21 14 0 1 0 2 0 4-5 22-31 126-35 137-19 44-60 62-88 62-22 0-48-13-48-46 0-9 2-17 5-24 10-45 21-89 32-133 4-12 4-14 31-14 5 0 9 0 9-7 0-2 0-6-4-6-11 0-36 1-46 1-6 0-17 0-24 0s-14-1-21-1c-3 0-7 0-7 8 0 5 4 5 11 5 5 0 6 0 13 0 7 1 8 1 8 5 0 2-4 16-5 23-3 10-6 20-9 30-6 27-13 53-19 79-3 14-3 17-3 24 0 42 35 68 76 68 47 0 93-39 105-84 10-40 20-80 30-120z">
            <text:p/>
          </draw:path>
          <draw:path draw:style-name="gr13" draw:text-style-name="P5" draw:layer="layout" svg:width="0.268cm" svg:height="0.241cm" svg:x="9.079cm" svg:y="8.443cm" svg:viewBox="0 0 269 242" svg:d="M118 24c2-10 4-10 11-11 7 0 15 0 22 0 32 0 72 0 72 35 0 14-7 36-23 49-14 9-36 15-60 15-14 0-29 0-43 0 7-29 14-59 21-88zM181 118c40-10 77-34 77-65 0-29-35-53-84-53-36 0-71 0-107 0-7 0-11 0-11 8 0 5 4 5 11 5 4 0 7 0 13 0 8 1 8 1 8 5 0 3 0 3-1 7-16 61-31 123-46 184-3 11-3 14-30 14-5 0-11 0-11 7 0 3 3 5 6 5 7 0 15-1 22-1 6 0 15 0 22 0s15 0 23 0c7 0 15 1 22 1 2 0 7 0 7-7 0-5-3-5-11-5-6 0-7 0-13-2-8 0-8-1-8-4 0-1 0-3 1-8 8-29 15-58 23-87 15 0 31 0 46 0 29 0 42 15 42 31 0 5-3 17-4 24-4 16-6 21-6 28 0 26 25 37 51 37 32 0 46-33 46-40 0-2-2-4-6-4-5 0-5 1-7 5-4 16-17 30-32 30-8 0-15-5-15-23 0-8 2-27 4-36 1-9 1-13 1-16 0-4 0-15-10-25-7-8-16-12-23-15z">
            <text:p/>
          </draw:path>
          <draw:path draw:style-name="gr13" draw:text-style-name="P5" draw:layer="layout" svg:width="0.306cm" svg:height="0.234cm" svg:x="9.377cm" svg:y="8.443cm" svg:viewBox="0 0 307 235" svg:d="M263 38c3-13 9-25 37-25 1 0 7 0 7-7 0-3-2-6-6-6-11 0-24 1-35 1-8 0-28-1-36-1-3 0-7 0-7 8 0 5 4 5 7 5 16 0 22 5 22 14 0 2 0 4-1 8-13 50-26 100-38 150-29-60-58-120-87-179-3-6-4-6-13-6-15 0-30 0-46 0-7 0-11 0-11 8 0 5 4 5 11 5s14 0 23 1c-16 61-31 122-47 184-4 14-9 23-36 25-3 0-7 0-7 7 0 4 3 5 6 5 11 0 23-1 35-1 8 0 28 1 36 1 4 0 7-2 7-7s-4-5-8-5c-21-2-21-10-21-14 0-2 0-4 1-10 14-58 29-117 43-175 34 68 68 137 101 206 3 4 4 5 9 5s5-1 7-7c15-63 31-127 47-190z">
            <text:p/>
          </draw:path>
          <draw:path draw:style-name="gr13" draw:text-style-name="P5" draw:layer="layout" svg:width="0.161cm" svg:height="0.234cm" svg:x="9.724cm" svg:y="8.443cm" svg:viewBox="0 0 162 235" svg:d="M119 28c4-13 4-15 31-15 8 0 12 0 12-7 0-3-2-6-5-6-7 0-17 1-24 1s-15 0-22 0c-8 0-16 0-24 0-9 0-17-1-24-1-3 0-8 0-8 8 0 5 4 5 12 5 4 0 7 0 13 0 7 1 10 1 10 5 0 2-2 4-2 7-15 61-31 122-46 182-3 12-4 16-29 16-10 0-13 0-13 7 0 1 0 5 4 5 11 0 37-1 48-1 8 0 16 0 24 0 7 0 15 1 23 1 2 0 7 0 7-8 0-4-4-4-11-4-1 0-8 0-15-2-7 0-7-1-7-4 0-1 0-3 1-8 15-60 30-121 45-181z">
            <text:p/>
          </draw:path>
          <draw:path draw:style-name="gr13" draw:text-style-name="P5" draw:layer="layout" svg:width="0.307cm" svg:height="0.234cm" svg:x="9.926cm" svg:y="8.443cm" svg:viewBox="0 0 308 235" svg:d="M265 38c2-13 8-25 36-25 1 0 7 0 7-7 0-3-3-6-6-6-11 0-23 1-36 1-8 0-28-1-36-1-2 0-7 0-7 8 0 5 5 5 8 5 15 0 22 5 22 14 0 2-1 4-1 8-13 50-25 100-38 150-29-60-59-120-88-179-3-6-3-6-11-6-16 0-32 0-48 0-5 0-11 0-11 8 0 5 3 5 11 5s16 0 23 1c-16 61-31 122-47 184-2 14-8 23-35 25-2 0-8 0-8 7 0 4 3 5 6 5 11 0 23-1 36-1 8 0 28 1 36 1 3 0 7-2 7-7s-4-5-8-5c-21-2-21-10-21-14 0-2 0-4 1-10 15-58 29-117 44-175 33 68 67 137 101 206 2 4 4 5 7 5 5 0 5-1 7-7 16-63 32-127 49-190z">
            <text:p/>
          </draw:path>
          <draw:path draw:style-name="gr13" draw:text-style-name="P5" draw:layer="layout" svg:width="0.265cm" svg:height="0.248cm" svg:x="10.276cm" svg:y="8.436cm" svg:viewBox="0 0 266 249" svg:d="M266 4c0-1-1-4-4-4s-4 1-7 4c-9 9-17 18-25 27-3-4-23-31-65-31-84 0-165 74-165 151 0 54 41 98 106 98 31 0 62-8 80-28 4 9 13 20 17 20s4-1 6-8c2-9 4-18 7-27 1-6 7-27 7-31 4-15 5-15 25-15 3 0 7 0 7-7 0-4-2-6-4-6-12 0-27 2-38 2-9 0-21 0-30 0-8-1-18-2-26-2-3 0-9 0-9 7 0 6 5 6 13 6 7 0 14 0 21 0 10 1 11 3 11 7 0 1 0 1-3 11-2 10-5 25-7 28-11 21-42 31-70 31-33 0-78-17-78-74 0-38 17-85 42-110 35-35 73-40 91-40 41 0 64 29 64 67 0 10-1 12-1 14 0 4 4 4 6 4 5 0 5 0 8-7 7-29 14-58 21-87z">
            <text:p/>
          </draw:path>
          <draw:path draw:style-name="gr13" draw:text-style-name="P5" draw:layer="layout" svg:width="0.3cm" svg:height="0.02cm" svg:x="10.732cm" svg:y="8.471cm" svg:viewBox="0 0 301 21" svg:d="M283 21c8 0 18 1 18-10 0-10-10-11-18-11-89 0-178 0-266 0-9 0-17 1-17 11 0 11 8 10 17 10 88 0 177 0 266 0z">
            <text:p/>
          </draw:path>
          <draw:path draw:style-name="gr13" draw:text-style-name="P5" draw:layer="layout" svg:width="0.18cm" svg:height="0.222cm" svg:x="11.21cm" svg:y="8.387cm" svg:viewBox="0 0 181 223" svg:d="M167 34c-14 0-24 11-24 22 0 7 5 14 15 14 11 0 23-8 23-28 0-21-21-42-59-42-65 0-83 50-83 71 0 40 37 47 51 50 25 5 50 9 50 37 0 13-11 54-70 54-7 0-45 0-56-26 18 2 31-12 31-26 0-11-7-17-18-17-13 0-27 10-27 32 0 28 28 48 70 48 80 0 98-59 98-81 0-19-8-31-14-37-14-14-28-15-50-21-17-3-37-7-37-29 0-14 11-44 55-44 12 0 36 3 45 23z">
            <text:p/>
          </draw:path>
          <draw:path draw:style-name="gr13" draw:text-style-name="P5" draw:layer="layout" svg:width="0.105cm" svg:height="0.345cm" svg:x="11.435cm" svg:y="8.264cm" svg:viewBox="0 0 106 346" svg:d="M106 6c0-2 0-6-7-6-11 0-47 4-60 4-4 2-8 2-8 11 0 6 4 6 11 6 24 0 25 4 25 8s-1 7-1 10c-21 82-42 164-63 245-2 6-3 9-3 17 0 28 22 45 45 45 17 0 29-10 38-28 8-18 14-46 14-48 0-4-5-4-6-4-4 0-6 2-7 9-8 32-17 60-36 60-16 0-16-16-16-23 0-11 0-14 3-23 24-95 48-189 71-283z">
            <text:p/>
          </draw:path>
          <draw:path draw:style-name="gr13" draw:text-style-name="P5" draw:layer="layout" svg:width="0.21cm" svg:height="0.222cm" svg:x="11.59cm" svg:y="8.387cm" svg:viewBox="0 0 211 223" svg:d="M211 83c0-51-35-83-79-83-66 0-132 70-132 140 0 48 34 83 78 83 66 0 133-67 133-140zM80 212c-21 0-44-16-44-54 0-23 13-77 30-102 24-38 52-45 66-45 28 0 43 24 43 53 0 19-10 71-28 103-18 28-45 45-67 45z">
            <text:p/>
          </draw:path>
          <draw:path draw:style-name="gr13" draw:text-style-name="P5" draw:layer="layout" svg:width="0.255cm" svg:height="0.311cm" svg:x="11.793cm" svg:y="8.387cm" svg:viewBox="0 0 256 312" svg:d="M38 277c-4 17-6 20-27 20-5 0-11 0-11 10 0 4 3 5 6 5 14 0 28-1 42-1 16 0 33 1 49 1 2 0 8 0 8-9 0-6-4-6-11-6-25 0-25-3-25-7 0-7 21-87 23-98 7 14 21 31 47 31 56 0 117-72 117-145 0-46-28-78-64-78-25 0-49 18-65 36-5-25-26-36-44-36-23 0-33 20-37 28-8 17-15 46-15 48 0 5 4 3 5 5 6 0 6-1 9-11 8-35 18-59 36-59 9 0 16 4 16 23 0 11-2 16-5 25-18 73-36 146-54 218zM125 64c2-14 16-28 25-35 17-15 32-18 40-18 20 0 31 17 31 46 0 30-17 86-25 104-17 35-41 51-59 51-32 0-38-41-38-44 0-1 0-1 2-8 8-32 16-64 24-96z">
            <text:p/>
          </draw:path>
          <draw:path draw:style-name="gr13" draw:text-style-name="P5" draw:layer="layout" svg:width="0.188cm" svg:height="0.222cm" svg:x="12.079cm" svg:y="8.387cm" svg:viewBox="0 0 189 223" svg:d="M70 104c14 0 50-2 74-12 35-14 38-43 38-50 0-21-20-42-53-42-55 0-129 48-129 135 0 49 29 88 77 88 71 0 112-52 112-58 0-2-3-7-6-7-2 0-4 2-7 6-39 48-92 48-98 48-37 0-43-41-43-56 0-7 1-21 8-52 9 0 18 0 27 0zM46 92c20-74 70-81 83-81 24 0 36 14 36 31 0 50-78 50-98 50-7 0-14 0-21 0z">
            <text:p/>
          </draw:path>
          <draw:path draw:style-name="gr13" draw:text-style-name="P5" draw:layer="layout" svg:width="0.181cm" svg:height="0.211cm" svg:x="12.426cm" svg:y="8.376cm" svg:viewBox="0 0 182 212" svg:d="M104 18c1-5 1-18-13-18-7 0-14 7-13 13 0 2 0 4 0 7 3 25 5 50 7 75-21-15-42-30-63-45-4-2-5-4-8-4-7 0-14 7-14 14 0 9 6 10 11 13 23 11 46 22 69 33-23 11-45 22-67 33-9 4-13 5-13 12 0 8 7 14 14 14 3 0 4 0 17-8 18-14 36-27 54-41-2 28-4 55-7 83 0 10 9 13 13 13 6 0 14-3 14-13-3-28-6-55-8-83 21 16 42 31 63 47 5 2 5 2 9 2 7 0 13-7 13-14s-4-9-10-12c-29-14-31-14-70-33 23-11 46-22 69-33 7-3 11-6 11-13s-6-14-13-14c-4 0-4 0-16 10-19 13-38 26-56 39 2-25 4-51 7-77z">
            <text:p/>
          </draw:path>
          <draw:path draw:style-name="gr13" draw:text-style-name="P5" draw:layer="layout" svg:width="0.334cm" svg:height="0.331cm" svg:x="12.762cm" svg:y="8.272cm" svg:viewBox="0 0 335 332" svg:d="M197 34c5-13 6-17 13-19 4 0 20 0 31 0 49 0 71 2 71 40 0 8-1 26-4 39 0 3-1 8-1 10s1 7 5 7c6 0 7-5 9-12 4-28 8-56 12-85 0-3 2-7 2-8 0-6-6-6-14-6-91 0-182 0-273 0-12 0-12 0-16 10-10 29-19 58-29 87-1 2-3 7-3 8 0 3 3 6 6 6 5 0 5-3 8-12 27-75 39-84 112-84 7 0 13 0 20 0 14 0 14 2 14 6 0 3-2 8-3 10-22 87-44 175-66 262-4 18-6 24-59 24-17 0-19 0-19 9 0 6 5 6 8 6 13 0 27-1 39-1 14 0 28 0 42 0s28 0 41 0c15 0 29 1 43 1 6 0 11 0 11-10 0-5-4-5-16-5-13 0-20 0-33 0-14-2-18-5-18-12 1-3 0-2 3-11 21-87 43-173 64-260z">
            <text:p/>
          </draw:path>
          <draw:path draw:style-name="gr13" draw:text-style-name="P5" draw:layer="layout" svg:width="0.315cm" svg:height="0.153cm" svg:x="13.053cm" svg:y="8.527cm" svg:viewBox="0 0 316 154" svg:d="M134 123c-2 7-5 19-5 20 0 8 7 11 11 11 7 0 13-4 14-7s4-14 6-21 5-22 8-32c1-7 4-14 6-23 4-15 4-15 11-26 11-17 28-37 54-37 20 0 21 17 21 26 0 19-15 58-21 72-4 10-5 13-5 19 0 18 15 29 33 29 34 0 49-48 49-52 0-5-4-5-5-5-4 0-4 2-6 7-8 26-24 40-38 40-7 0-8-4-8-11 0-8 3-12 8-28 5-11 19-48 19-67 0-4 0-20-13-30-6-4-15-8-32-8-31 0-51 20-60 34-3-30-28-34-45-34-30 0-49 17-59 31-3-24-22-31-36-31-16 0-24 10-28 18-7 13-13 32-13 34 0 4 6 4 7 4 4 0 4 0 7-10 6-21 11-38 25-38 9 0 11 9 11 17 0 7-2 21-5 30s-6 22-7 30c-4 15-8 29-11 44-2 4-3 9-5 14 0 8 7 11 13 11s10-4 13-7c2-3 5-14 7-21 1-7 5-22 7-32 2-7 4-14 5-23 4-14 6-16 16-30 9-14 25-33 51-33 20 0 20 19 20 26 0 8-1 12-6 32-4 19-9 38-14 57z">
            <text:p/>
          </draw:path>
          <draw:path draw:style-name="gr13" draw:text-style-name="P5" draw:layer="layout" svg:width="0.175cm" svg:height="0.153cm" svg:x="13.408cm" svg:y="8.527cm" svg:viewBox="0 0 176 154" svg:d="M125 20c-7-12-20-20-35-20-45 0-90 48-90 97 0 33 22 57 52 57 19 0 35-10 49-24 7 21 26 24 36 24 11 0 21-7 27-18 7-13 12-32 12-34 0-5-3-3-5-5-6 0-6 1-9 11-4 17-9 36-25 36-8 0-11-7-11-16 0-6 3-19 6-27 2-10 5-24 7-31 2-9 4-18 7-27 2-8 7-25 7-26 0-7-7-11-13-11s-14 4-15 14zM102 108c-1 10-10 17-17 22-4 3-16 14-32 14-12 0-25-8-25-32 0-20 10-56 18-70 16-28 34-34 44-34 23 0 30 27 30 31 0 2-1 3-1 4-6 22-11 43-17 65z">
            <text:p/>
          </draw:path>
          <draw:path draw:style-name="gr13" draw:text-style-name="P5" draw:layer="layout" svg:width="0.184cm" svg:height="0.153cm" svg:x="13.616cm" svg:y="8.527cm" svg:viewBox="0 0 185 154" svg:d="M70 115c-4 11-15 29-32 29-2 0-11 0-20-4 16-4 16-17 16-19 0-7-6-13-14-13-9 0-20 8-20 21 0 18 20 25 36 25 17 0 31-10 40-24 8 19 26 24 40 24 39 0 60-42 60-52 0-5-4-5-5-5-4 0-4 2-6 7-7 24-28 40-47 40-14 0-21-8-21-22 0-8 8-39 18-79 7-25 22-35 33-35 6 2 12 0 19 6-12 3-16 13-16 18 0 9 6 13 14 13s20-6 20-21c0-18-23-24-37-24-16 0-30 11-37 24-7-14-23-24-42-24-38 0-61 42-61 52 0 4 5 4 6 4 4 0 6-1 7-6 8-26 31-42 48-42 11 0 19 7 19 24 0 6-4 24-7 35-4 16-7 32-11 48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9:15:28.761647323</meta:creation-date>
    <dc:date>2024-01-15T19:59:11.793139794</dc:date>
    <meta:editing-duration>PT28M39S</meta:editing-duration>
    <meta:editing-cycles>6</meta:editing-cycles>
    <meta:generator>LibreOffice/7.6.4.1$Linux_X86_64 LibreOffice_project/60$Build-1</meta:generator>
    <meta:document-statistic meta:object-count="87"/>
  </office:meta>
</office:document-meta>
</file>